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cb1f6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Courier New" fo:font-size="10pt" style:font-name-asian="Courier New1" style:font-size-asian="10pt" style:font-name-complex="Courier New1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ourier New" fo:font-size="10pt" officeooo:paragraph-rsid="001cb1f6" style:font-name-asian="Courier New1" style:font-size-asian="10pt" style:font-name-complex="Courier New1" style:font-size-complex="10pt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style:page-number="1"/>
    </style:style>
    <style:style style:name="T1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2" style:family="text">
      <style:text-properties style:font-name="Courier New" fo:font-size="10pt" officeooo:rsid="001a65d5" style:font-name-asian="Courier New1" style:font-size-asian="10pt" style:font-name-complex="Courier New1" style:font-size-complex="10pt"/>
    </style:style>
    <style:style style:name="T3" style:family="text">
      <style:text-properties style:font-name="Courier New" fo:font-size="10pt" officeooo:rsid="001a920d" style:font-name-asian="Courier New1" style:font-size-asian="10pt" style:font-name-complex="Courier New1" style:font-size-complex="10pt"/>
    </style:style>
    <style:style style:name="T4" style:family="text">
      <style:text-properties style:font-name="Courier New" fo:font-size="10pt" officeooo:rsid="001b176d" style:font-name-asian="Courier New1" style:font-size-asian="10pt" style:font-name-complex="Courier New1" style:font-size-complex="10pt"/>
    </style:style>
    <style:style style:name="T5" style:family="text">
      <style:text-properties style:font-name="Courier New" fo:font-size="10pt" officeooo:rsid="001cb1f6" style:font-name-asian="Courier New1" style:font-size-asian="10pt" style:font-name-complex="Courier New1" style:font-size-complex="10pt"/>
    </style:style>
    <style:style style:name="T6" style:family="text">
      <style:text-properties officeooo:rsid="001a65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# Database </text:span><text:span text:style-name="T2">Chaustore</text:span></text:p>
      <text:p text:style-name="P1"><text:span text:style-name="T1"># ------------------------------------------------------------</text:span></text:p>
      <text:p text:style-name="P3"/>
      <text:p text:style-name="P1"><text:span text:style-name="T1">CREATE DATABASE `</text:span><text:span text:style-name="T2">Chaustore</text:span><text:span text:style-name="T1">` DEFAULT CHARACTER SET = `utf8`;</text:span></text:p>
      <text:p text:style-name="P1"><text:span text:style-name="T1">USE `</text:span><text:span text:style-name="T3">Chaustore</text:span><text:span text:style-name="T1">`;</text:span></text:p>
      <text:p text:style-name="P3"/>
      <text:p text:style-name="P3"/>
      <text:p text:style-name="P1"><text:span text:style-name="T1"># Table </text:span><text:span text:style-name="T2">users</text:span></text:p>
      <text:p text:style-name="P1"><text:span text:style-name="T1"># ------------------------------------------------------------</text:span></text:p>
      <text:p text:style-name="P3"/>
      <text:p text:style-name="P1"><text:span text:style-name="T1">CREATE TABLE `</text:span><text:span text:style-name="T2">users</text:span><text:span text:style-name="T1">` (</text:span></text:p>
      <text:p text:style-name="P1"><text:span text:style-name="T1"><text:s text:c="2"/>`id` int(11) unsigned NOT NULL AUTO_INCREMENT,</text:span></text:p>
      <text:p text:style-name="P1"><text:span text:style-name="T1"><text:s text:c="2"/>`</text:span><text:span text:style-name="T2">firstname</text:span><text:span text:style-name="T1">` varchar(255) NOT NULL DEFAULT '',</text:span></text:p>
      <text:p text:style-name="P1"><text:span text:style-name="T1"><text:s text:c="2"/>`</text:span><text:span text:style-name="T2">lastname</text:span><text:span text:style-name="T1">` varchar(255) NOT NULL DEFAULT '',</text:span></text:p>
      <text:p text:style-name="P1"><text:span text:style-name="T1"><text:s text:c="2"/>`email` varchar(255) NOT NULL UNIQUE '',</text:span></text:p>
      <text:p text:style-name="P1"><text:span text:style-name="T1"><text:s text:c="2"/>`adress` varchar(255) NOT NULL,</text:span></text:p>
      <text:p text:style-name="P1"><text:span text:style-name="T1"><text:s text:c="2"/>PRIMARY KEY (`id`)</text:span></text:p>
      <text:p text:style-name="P1"><text:span text:style-name="T1">) ENGINE=InnoDB DEFAULT CHARSET=utf8;</text:span></text:p>
      <text:p text:style-name="P3"/>
      <text:p text:style-name="P3"/>
      <text:p text:style-name="P3"/>
      <text:p text:style-name="P1"><text:span text:style-name="T1"># Table </text:span><text:span text:style-name="T2">product</text:span></text:p>
      <text:p text:style-name="P1"><text:span text:style-name="T1"># ------------------------------------------------------------</text:span></text:p>
      <text:p text:style-name="P3"/>
      <text:p text:style-name="P1"><text:span text:style-name="T1">CREATE TABLE `</text:span><text:span text:style-name="T2">product</text:span><text:span text:style-name="T1">` (</text:span></text:p>
      <text:p text:style-name="P1"><text:span text:style-name="T1"><text:s text:c="2"/>`id` int(11) unsigned NOT NULL AUTO_INCREMENT,</text:span></text:p>
      <text:p text:style-name="P1"><text:span text:style-name="T1"><text:s text:c="2"/>`</text:span><text:span text:style-name="T2">name` varchar(255) NOT NULL DEFAULT ’’,</text:span></text:p>
      <text:p text:style-name="P1"><text:span text:style-name="T1"><text:s text:c="2"/>`price` int(11) unsigned NOT NULL DEFAULT '0',</text:span></text:p>
      <text:p text:style-name="P1"><text:span text:style-name="T1"><text:s text:c="2"/>`</text:span><text:span text:style-name="T2">category_id</text:span><text:span text:style-name="T1">` int(11) unsigned NOT NULL,</text:span></text:p>
      <text:p text:style-name="P1"><text:span text:style-name="T1"><text:s text:c="2"/>`</text:span><text:span text:style-name="T2">brand_id</text:span><text:span text:style-name="T1">` int(11) unsigned NOT NULL,</text:span></text:p>
      <text:p text:style-name="P1"><text:span text:style-name="T1"><text:s text:c="2"/>`</text:span><text:span text:style-name="T2">size</text:span><text:span text:style-name="T1">` int(11) unsigned NOT NULL,</text:span></text:p>
      <text:p text:style-name="P1"><text:span text:style-name="T1"><text:s text:c="2"/>`color_</text:span><text:span text:style-name="T2">id</text:span><text:span text:style-name="T1">` int(11) unsigned NOT NULL,</text:span></text:p>
      <text:p text:style-name="P1"><text:span text:style-name="T1"><text:s text:c="2"/></text:span><text:span text:style-name="T4">`image` img,</text:span></text:p>
      <text:p text:style-name="P1"><text:span text:style-name="T4"><text:s text:c="2"/>`gender` varchar(255) NOT NULL DEFAULT ‘’,</text:span></text:p>
      <text:p text:style-name="P1"><text:span text:style-name="T1"><text:s text:c="2"/>PRIMARY KEY (`id`),</text:span></text:p>
      <text:p text:style-name="P1"><text:span text:style-name="T1"><text:s text:c="2"/>CONSTRAINT `fk_</text:span><text:span text:style-name="T2">brand</text:span><text:span text:style-name="T1">` FOREIGN KEY (`</text:span><text:span text:style-name="T2">brand_id</text:span><text:span text:style-name="T1">`) REFERENCES `</text:span><text:span text:style-name="T2">brand</text:span><text:span text:style-name="T1">` (`id`),</text:span></text:p>
      <text:p text:style-name="P1"><text:span text:style-name="T1"><text:s text:c="2"/>CONSTRAINT `fk_</text:span><text:span text:style-name="T2">category</text:span><text:span text:style-name="T1">` FOREIGN KEY (`</text:span><text:span text:style-name="T2">category_id</text:span><text:span text:style-name="T1">`) REFERENCES `</text:span><text:span text:style-name="T2">category</text:span><text:span text:style-name="T1">` (`id`),</text:span></text:p>
      <text:p text:style-name="P1"><text:span text:style-name="T1"><text:s text:c="2"/>CONSTRAINT `fk_color` FOREIGN KEY (`color_</text:span><text:span text:style-name="T2">id</text:span><text:span text:style-name="T1">`) REFERENCES `color` (`id`)</text:span></text:p>
      <text:p text:style-name="P1"><text:span text:style-name="T1">) ENGINE=InnoDB DEFAULT CHARSET=utf8;</text:span></text:p>
      <text:p text:style-name="P3"/>
      <text:p text:style-name="P3"/>
      <text:p text:style-name="P3"/>
      <text:p text:style-name="P1"><text:span text:style-name="T1"># Table </text:span><text:span text:style-name="T5">size</text:span></text:p>
      <text:p text:style-name="P1"><text:span text:style-name="T1"># ------------------------------------------------------------</text:span></text:p>
      <text:p text:style-name="P3"/>
      <text:p text:style-name="P1"><text:span text:style-name="T1">CREATE TABLE `</text:span><text:span text:style-name="T5">size</text:span><text:span text:style-name="T1">` (</text:span></text:p>
      <text:p text:style-name="P1"><text:span text:style-name="T1"><text:s text:c="2"/>`id` int(11) unsigned NOT NULL AUTO_INCREMENT,</text:span></text:p>
      <text:p text:style-name="P1"><text:span text:style-name="T1"><text:s text:c="2"/>PRIMARY KEY (`id`),</text:span></text:p>
      <text:p text:style-name="P1"><text:span text:style-name="T1"><text:s text:c="2"/></text:span><text:span text:style-name="T5">`name` varchar(255) NOT NULL</text:span></text:p>
      <text:p text:style-name="P1"><text:span text:style-name="T1">) ENGINE=InnoDB DEFAULT CHARSET=utf8;</text:span></text:p>
      <text:p text:style-name="P3"/>
      <text:p text:style-name="P3"/>
      <text:p text:style-name="P3"/>
      <text:p text:style-name="P1"><text:span text:style-name="T1"># Table color</text:span></text:p>
      <text:p text:style-name="P1"><text:span text:style-name="T1"># ------------------------------------------------------------</text:span></text:p>
      <text:p text:style-name="P3"/>
      <text:p text:style-name="P1"><text:span text:style-name="T1">CREATE TABLE `color` (</text:span></text:p>
      <text:p text:style-name="P1"><text:span text:style-name="T1"><text:s text:c="2"/>`id` int(11) unsigned NOT NULL AUTO_INCREMENT,</text:span></text:p>
      <text:p text:style-name="P1"><text:span text:style-name="T1"><text:s text:c="2"/>`n</text:span><text:span text:style-name="T5">a</text:span><text:span text:style-name="T1">m</text:span><text:span text:style-name="T5">e</text:span><text:span text:style-name="T1">` varchar(255) NOT NULL DEFAULT '',</text:span></text:p>
      <text:p text:style-name="P1"><text:span text:style-name="T1"><text:s text:c="2"/>PRIMARY KEY (`id`),</text:span></text:p>
      <text:p text:style-name="P1"><text:span text:style-name="T1">) ENGINE=InnoDB DEFAULT CHARSET=utf8;</text:span></text:p>
      <text:p text:style-name="P1"><text:span text:style-name="T1"/></text:p>
      <text:p text:style-name="P1"><text:soft-page-break/><text:span text:style-name="T1"># Table </text:span><text:span text:style-name="T5">brand</text:span></text:p>
      <text:p text:style-name="P1"><text:span text:style-name="T1"># ------------------------------------------------------------</text:span></text:p>
      <text:p text:style-name="P3"/>
      <text:p text:style-name="P1"><text:span text:style-name="T1">CREATE TABLE `</text:span><text:span text:style-name="T5">brand</text:span><text:span text:style-name="T1">` (</text:span></text:p>
      <text:p text:style-name="P1"><text:span text:style-name="T1"><text:s text:c="2"/>`id` int(11) unsigned NOT NULL AUTO_INCREMENT,</text:span></text:p>
      <text:p text:style-name="P1"><text:span text:style-name="T1"><text:s text:c="2"/>`n</text:span><text:span text:style-name="T5">a</text:span><text:span text:style-name="T1">m</text:span><text:span text:style-name="T5">e</text:span><text:span text:style-name="T1">` varchar(4095) NOT NULL DEFAULT '',</text:span></text:p>
      <text:p text:style-name="P1"><text:span text:style-name="T1"><text:s text:c="2"/></text:span><text:span text:style-name="T5">`logo`</text:span></text:p>
      <text:p text:style-name="P1"><text:span text:style-name="T1"><text:s text:c="2"/>PRIMARY KEY (`id`)</text:span></text:p>
      <text:p text:style-name="P1"><text:span text:style-name="T1">) ENGINE=InnoDB DEFAULT CHARSET=utf8;</text:span></text:p>
      <text:p text:style-name="P3"/>
      <text:p text:style-name="P3"/>
      <text:p text:style-name="P3"/>
      <text:p text:style-name="P1"><text:span text:style-name="T1"># Table </text:span><text:span text:style-name="T5">category</text:span></text:p>
      <text:p text:style-name="P1"><text:span text:style-name="T1"># ------------------------------------------------------------</text:span></text:p>
      <text:p text:style-name="P3"/>
      <text:p text:style-name="P1"><text:span text:style-name="T1">CREATE TABLE `</text:span><text:span text:style-name="T5">category</text:span><text:span text:style-name="T1">` (</text:span></text:p>
      <text:p text:style-name="P1"><text:span text:style-name="T1"><text:s text:c="2"/>`id` int(11) unsigned NOT NULL AUTO_INCREMENT,</text:span></text:p>
      <text:p text:style-name="P1"><text:span text:style-name="T1"><text:s text:c="2"/>`n</text:span><text:span text:style-name="T5">a</text:span><text:span text:style-name="T1">m</text:span><text:span text:style-name="T5">e</text:span><text:span text:style-name="T1">` varchar(4095) NOT NULL DEFAULT '',</text:span></text:p>
      <text:p text:style-name="P1"><text:span text:style-name="T1"><text:s text:c="2"/>PRIMARY KEY (`id`)</text:span></text:p>
      <text:p text:style-name="P1"><text:span text:style-name="T1">) ENGINE=InnoDB DEFAULT CHARSET=utf8;</text:span></text:p>
      <text:p text:style-name="P3"/>
      <text:p text:style-name="P3"/>
      <text:p text:style-name="P3"/>
      <text:p text:style-name="P4"/>
      <text:p text:style-name="P2"><text:span text:style-name="T1"># Table </text:span><text:span text:style-name="T5">stock</text:span></text:p>
      <text:p text:style-name="P2"><text:span text:style-name="T1"># ------------------------------------------------------------</text:span></text:p>
      <text:p text:style-name="P4"/>
      <text:p text:style-name="P2"><text:span text:style-name="T1">CREATE TABLE `</text:span><text:span text:style-name="T5">stock</text:span><text:span text:style-name="T1">` (</text:span></text:p>
      <text:p text:style-name="P2"><text:span text:style-name="T1"><text:s text:c="2"/>`</text:span><text:span text:style-name="T5">product_</text:span><text:span text:style-name="T1">id` int(11) unsigned NOT NULL AUTO_INCREMENT,</text:span></text:p>
      <text:p text:style-name="P2"><text:span text:style-name="T1"><text:s text:c="2"/>`</text:span><text:span text:style-name="T5">stock</text:span><text:span text:style-name="T1">` int(11) unsigned NOT NULL DEFAULT '0',</text:span></text:p>
      <text:p text:style-name="P2"><text:span text:style-name="T1"><text:s text:c="2"/>`</text:span><text:span text:style-name="T5">size</text:span><text:span text:style-name="T2">_id</text:span><text:span text:style-name="T1">` int(11) unsigned NOT NULL AUTO_INCREMENT,</text:span></text:p>
      <text:p text:style-name="P2"><text:span text:style-name="T1"><text:s text:c="2"/>CONSTRAINT `fk_</text:span><text:span text:style-name="T5">product</text:span><text:span text:style-name="T1">` FOREIGN KEY (`</text:span><text:span text:style-name="T5">product</text:span><text:span text:style-name="T2">_id</text:span><text:span text:style-name="T1">`) REFERENCES `</text:span><text:span text:style-name="T5">product</text:span><text:span text:style-name="T1">` (`id`),</text:span></text:p>
      <text:p text:style-name="P2"><text:span text:style-name="T1"><text:s text:c="2"/>CONSTRAINT `fk_</text:span><text:span text:style-name="T5">size</text:span><text:span text:style-name="T1">` FOREIGN KEY (`</text:span><text:span text:style-name="T5">size</text:span><text:span text:style-name="T2">_id</text:span><text:span text:style-name="T1">`) REFERENCES `</text:span><text:span text:style-name="T5">size</text:span><text:span text:style-name="T1">` (`id`),</text:span></text:p>
      <text:p text:style-name="P4"><text:s/>) ENGINE=InnoDB DEFAULT CHARSET=utf8;</text:p>
      <text:p text:style-name="P3"/>
      <text:p text:style-name="P3"/>
      <text:p text:style-name="P1"><text:span text:style-name="T1"># Table commande</text:span></text:p>
      <text:p text:style-name="P1"><text:span text:style-name="T1"># ------------------------------------------------------------</text:span></text:p>
      <text:p text:style-name="P3"/>
      <text:p text:style-name="P1"><text:span text:style-name="T1">CREATE TABLE `commande` (</text:span></text:p>
      <text:p text:style-name="P1"><text:span text:style-name="T1"><text:s text:c="2"/>`id` int(11) unsigned NOT NULL AUTO_INCREMENT,</text:span></text:p>
      <text:p text:style-name="P1"><text:span text:style-name="T1"><text:s text:c="2"/>PRIMARY KEY (`id`),</text:span></text:p>
      <text:p text:style-name="P1"><text:span text:style-name="T1"><text:s text:c="2"/>`id_client` int(11) unsigned NOT NULL,</text:span></text:p>
      <text:p text:style-name="P1"><text:span text:style-name="T1"><text:s text:c="2"/>`id_shoes` int(11) unsigned NOT NULL,</text:span></text:p>
      <text:p text:style-name="P1"><text:span text:style-name="T1"><text:s text:c="2"/>`id_pointure` int(11) unsigned NOT NULL,</text:span></text:p>
      <text:p text:style-name="P1"><text:span text:style-name="T1"><text:s text:c="2"/>`id_adresse` varchar(255) unsigned NOT NULL,</text:span></text:p>
      <text:p text:style-name="P1"><text:span text:style-name="T1"><text:s text:c="2"/>`quantite` int</text:span></text:p>
      <text:p text:style-name="P1"><text:span text:style-name="T1"><text:s text:c="2"/>PRIMARY KEY (`id`),</text:span></text:p>
      <text:p text:style-name="P1"><text:span text:style-name="T1"><text:s text:c="2"/>CONSTRAINT `fk_pointure` FOREIGN KEY (`id_pointure`) REFERENCES `pointure` (`id`),</text:span></text:p>
      <text:p text:style-name="P1"><text:span text:style-name="T1"><text:s text:c="2"/>CONSTRAINT `fk_client` FOREIGN KEY (`id_client`) REFERENCES `client` (`id`),</text:span></text:p>
      <text:p text:style-name="P1"><text:span text:style-name="T1"><text:s text:c="2"/>CONSTRAINT `fk_shoes` FOREIGN KEY (`id_shoes`) REFERENCES `shoes` (`id`),</text:span></text:p>
      <text:p text:style-name="P1"><text:span text:style-name="T1"><text:s text:c="2"/>CONSTRAINT `fk_adresse` FOREIGN KEY (`id_adresse`) REFERENCES `client` (`adresse`)</text:span></text:p>
      <text:p text:style-name="P3"/>
      <text:p text:style-name="P1"><text:span text:style-name="T1">) ENGINE=InnoDB DEFAULT CHARSET=utf8;</text:span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82cm" fo:margin-bottom="0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loext:contextual-spacing="false" fo:line-height="100%" fo:keep-together="always" fo:keep-with-next="always"/>
      <style:text-properties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loext:contextual-spacing="false" fo:line-height="100%" fo:keep-together="always" fo:keep-with-next="always"/>
      <style:text-properties fo:color="#e69138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212cm" loext:contextual-spacing="false" fo:line-height="100%" fo:keep-together="always" fo:keep-with-next="always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64cm" fo:margin-bottom="0cm" loext:contextual-spacing="false" fo:line-height="100%" fo:keep-together="always" fo:keep-with-next="always"/>
      <style:text-properties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fo:font-size="16pt" style:font-size-asian="16pt" style:font-size-complex="16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998cm" fo:margin-left="1.998cm" fo:margin-right="1.998cm" fo:background-color="#ffffff" style:writing-mode="lr-tb" style:layout-grid-color="#c0c0c0" style:layout-grid-lines="269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23:09:10.341717602</dc:date>
    <meta:editing-duration>PT26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85" meta:word-count="384" meta:character-count="3429" meta:non-whitespace-character-count="3031"/>
  </office:meta>
</office:document-meta>
</file>